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officeooo:rsid="00010bcc" officeooo:paragraph-rsid="00010bcc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officeooo:rsid="00010bcc" officeooo:paragraph-rsid="00010bcc"/>
    </style:style>
    <style:style style:name="P3" style:family="paragraph" style:parent-style-name="Standard">
      <style:text-properties style:font-name="Verdana" style:text-underline-style="solid" style:text-underline-width="auto" style:text-underline-color="font-color" officeooo:rsid="000153f9" officeooo:paragraph-rsid="000153f9"/>
    </style:style>
    <style:style style:name="P4" style:family="paragraph" style:parent-style-name="Standard">
      <style:text-properties style:font-name="Verdana" style:text-underline-style="solid" style:text-underline-width="auto" style:text-underline-color="font-color" officeooo:rsid="0002ca61" officeooo:paragraph-rsid="0002ca61"/>
    </style:style>
    <style:style style:name="P5" style:family="paragraph" style:parent-style-name="Standard">
      <style:text-properties style:font-name="Verdana" style:text-underline-style="solid" style:text-underline-width="auto" style:text-underline-color="font-color" officeooo:rsid="000350c0" officeooo:paragraph-rsid="000350c0"/>
    </style:style>
    <style:style style:name="P6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officeooo:rsid="00010bcc" officeooo:paragraph-rsid="00010bcc" style:font-weight-asian="bold" style:font-weight-complex="bold"/>
    </style:style>
    <style:style style:name="P7" style:family="paragraph" style:parent-style-name="Standard">
      <style:text-properties style:font-name="Verdana" officeooo:rsid="00010bcc" officeooo:paragraph-rsid="00010bcc"/>
    </style:style>
    <style:style style:name="P8" style:family="paragraph" style:parent-style-name="Standard">
      <style:text-properties style:font-name="Verdana" officeooo:rsid="000153f9" officeooo:paragraph-rsid="000153f9"/>
    </style:style>
    <style:style style:name="P9" style:family="paragraph" style:parent-style-name="Standard">
      <style:text-properties style:font-name="Verdana" officeooo:rsid="0002ca61" officeooo:paragraph-rsid="0002ca61"/>
    </style:style>
    <style:style style:name="P10" style:family="paragraph" style:parent-style-name="Standard">
      <style:text-properties style:font-name="Verdana" officeooo:rsid="000350c0" officeooo:paragraph-rsid="000350c0"/>
    </style:style>
    <style:style style:name="P11" style:family="paragraph" style:parent-style-name="Standard">
      <style:text-properties style:font-name="Verdana" style:text-underline-style="none" officeooo:rsid="0009ca0b" officeooo:paragraph-rsid="0009ca0b"/>
    </style:style>
    <style:style style:name="P12" style:family="paragraph" style:parent-style-name="Standard">
      <style:text-properties style:font-name="Verdana" fo:font-weight="bold" officeooo:rsid="00064587" officeooo:paragraph-rsid="00064587" style:font-weight-asian="bold" style:font-weight-complex="bold"/>
    </style:style>
    <style:style style:name="P13" style:family="paragraph" style:parent-style-name="Standard">
      <style:text-properties style:font-name="Verdana" fo:font-style="normal" officeooo:rsid="0002ca61" officeooo:paragraph-rsid="0002ca61" style:font-style-asian="normal" style:font-style-complex="normal"/>
    </style:style>
    <style:style style:name="P14" style:family="paragraph" style:parent-style-name="Standard">
      <style:text-properties style:font-name="Verdana" fo:font-style="normal" officeooo:rsid="000350c0" officeooo:paragraph-rsid="000350c0" style:font-style-asian="normal" style:font-style-complex="normal"/>
    </style:style>
    <style:style style:name="P15" style:family="paragraph" style:parent-style-name="Standard" style:list-style-name="L1">
      <style:text-properties style:font-name="Verdana" fo:font-style="normal" officeooo:rsid="000350c0" officeooo:paragraph-rsid="000350c0" style:font-style-asian="normal" style:font-style-complex="normal"/>
    </style:style>
    <style:style style:name="P16" style:family="paragraph" style:parent-style-name="Standard" style:list-style-name="L1">
      <style:text-properties style:font-name="Verdana" fo:font-style="normal" officeooo:rsid="00064587" officeooo:paragraph-rsid="00064587" style:font-style-asian="normal" style:font-style-complex="normal"/>
    </style:style>
    <style:style style:name="P17" style:family="paragraph" style:parent-style-name="Standard">
      <style:text-properties style:font-name="Verdana" fo:font-style="normal" officeooo:rsid="00064587" officeooo:paragraph-rsid="00064587" style:font-style-asian="normal" style:font-style-complex="normal"/>
    </style:style>
    <style:style style:name="P18" style:family="paragraph" style:parent-style-name="Standard">
      <style:text-properties style:font-name="Verdana" fo:font-style="normal" officeooo:rsid="00064587" officeooo:paragraph-rsid="00151422" style:font-style-asian="normal" style:font-style-complex="normal"/>
    </style:style>
    <style:style style:name="P19" style:family="paragraph" style:parent-style-name="Standard">
      <style:text-properties style:font-name="Verdana" fo:font-style="normal" officeooo:rsid="0008f4fe" officeooo:paragraph-rsid="0008f4fe" style:font-style-asian="normal" style:font-style-complex="normal"/>
    </style:style>
    <style:style style:name="P20" style:family="paragraph" style:parent-style-name="Standard">
      <style:text-properties style:font-name="Verdana" fo:font-style="normal" officeooo:rsid="000bc120" officeooo:paragraph-rsid="000bc120" style:font-style-asian="normal" style:font-style-complex="normal"/>
    </style:style>
    <style:style style:name="P21" style:family="paragraph" style:parent-style-name="Standard">
      <style:text-properties style:font-name="Verdana" fo:font-style="normal" officeooo:rsid="000d0707" officeooo:paragraph-rsid="000d0707" style:font-style-asian="normal" style:font-style-complex="normal"/>
    </style:style>
    <style:style style:name="P22" style:family="paragraph" style:parent-style-name="Standard">
      <style:text-properties style:font-name="Verdana" fo:font-style="normal" style:text-underline-style="solid" style:text-underline-width="auto" style:text-underline-color="font-color" officeooo:rsid="000350c0" officeooo:paragraph-rsid="000350c0" style:font-style-asian="normal" style:font-style-complex="normal"/>
    </style:style>
    <style:style style:name="P23" style:family="paragraph" style:parent-style-name="Standard">
      <style:text-properties style:font-name="Verdana" fo:font-style="normal" style:text-underline-style="solid" style:text-underline-width="auto" style:text-underline-color="font-color" officeooo:rsid="0009329c" officeooo:paragraph-rsid="00064587" style:font-style-asian="normal" style:font-style-complex="normal"/>
    </style:style>
    <style:style style:name="P24" style:family="paragraph" style:parent-style-name="Standard">
      <style:text-properties style:font-name="Verdana" fo:font-style="normal" style:text-underline-style="solid" style:text-underline-width="auto" style:text-underline-color="font-color" officeooo:rsid="000bc120" officeooo:paragraph-rsid="000bc120" style:font-style-asian="normal" style:font-style-complex="normal"/>
    </style:style>
    <style:style style:name="P25" style:family="paragraph" style:parent-style-name="Standard">
      <style:text-properties style:font-name="Verdana" fo:font-style="normal" style:text-underline-style="solid" style:text-underline-width="auto" style:text-underline-color="font-color" fo:font-weight="bold" officeooo:rsid="000350c0" officeooo:paragraph-rsid="000350c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Verdana" fo:font-style="normal" style:text-underline-style="solid" style:text-underline-width="auto" style:text-underline-color="font-color" fo:font-weight="bold" officeooo:rsid="0009329c" officeooo:paragraph-rsid="00064587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Verdana" fo:font-style="normal" style:text-underline-style="none" officeooo:rsid="000f771f" officeooo:paragraph-rsid="000f771f" style:font-style-asian="normal" style:font-style-complex="normal"/>
    </style:style>
    <style:style style:name="P28" style:family="paragraph" style:parent-style-name="Standard">
      <style:text-properties style:font-name="Verdana" fo:font-style="normal" style:text-underline-style="none" officeooo:rsid="0009329c" officeooo:paragraph-rsid="0009ca0b" style:font-style-asian="normal" style:font-style-complex="normal"/>
    </style:style>
    <style:style style:name="P29" style:family="paragraph" style:parent-style-name="Standard">
      <style:text-properties style:font-name="Verdana" fo:font-style="normal" style:text-underline-style="none" officeooo:rsid="0009ca0b" officeooo:paragraph-rsid="0009ca0b" style:font-style-asian="normal" style:font-style-complex="normal"/>
    </style:style>
    <style:style style:name="P30" style:family="paragraph" style:parent-style-name="Standard">
      <style:paragraph-properties fo:break-before="page"/>
      <style:text-properties style:font-name="Verdana" fo:font-style="normal" style:text-underline-style="solid" style:text-underline-width="auto" style:text-underline-color="font-color" officeooo:rsid="000350c0" officeooo:paragraph-rsid="000350c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329c" style:font-style-asian="normal" style:font-style-complex="normal"/>
    </style:style>
    <style:style style:name="T4" style:family="text">
      <style:text-properties fo:font-style="normal" officeooo:rsid="000e96f8" style:font-style-asian="normal" style:font-style-complex="normal"/>
    </style:style>
    <style:style style:name="T5" style:family="text">
      <style:text-properties fo:font-style="normal" officeooo:rsid="00118470" style:font-style-asian="normal" style:font-style-complex="normal"/>
    </style:style>
    <style:style style:name="T6" style:family="text">
      <style:text-properties fo:font-style="normal" officeooo:rsid="0013c000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09ca0b" style:font-style-asian="normal" style:font-style-complex="normal"/>
    </style:style>
    <style:style style:name="T9" style:family="text">
      <style:text-properties officeooo:rsid="000e96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B Types</text:p>
      <text:p text:style-name="P1"/>
      <text:p text:style-name="P2">Absolute Beginners (Sherburn and Mallinson) <text:span text:style-name="T9">ABSM</text:span></text:p>
      <text:p text:style-name="P7"/>
      <text:p text:style-name="P7">Sharps row is in a diamond, C row in a square, G row in a circle</text:p>
      <text:p text:style-name="P7">Black background is push, white background is draw.</text:p>
      <text:p text:style-name="P7">Fingers are numbered 1-4 (left) 5-8 (right) with index fingers being 1 and 5. </text:p>
      <text:p text:style-name="P7">The extreme buttons are numbered 0 and 9.</text:p>
      <text:p text:style-name="P7"/>
      <text:p text:style-name="P3">Easy Anglo 1-2-3 (Coover) <text:span text:style-name="T9">EAC</text:span></text:p>
      <text:p text:style-name="P8"/>
      <text:p text:style-name="P8">C Buttons are numbered 1-5 on each side</text:p>
      <text:p text:style-name="P8">G Buttons are numbered 6-10 on each side</text:p>
      <text:p text:style-name="P8">Sharps are numbered 1a to 5a on each side</text:p>
      <text:p text:style-name="P8">Right notes are above the stave, low notes below</text:p>
      <text:p text:style-name="P8">Pull is indicated by a horizontal bar over the stave when pulling.</text:p>
      <text:p text:style-name="P8">Chords are supported</text:p>
      <text:p text:style-name="P8"/>
      <text:p text:style-name="P4">Irish Concertina (Bramisch) <text:span text:style-name="T9">ICB</text:span></text:p>
      <text:p text:style-name="P4"/>
      <text:p text:style-name="P9">Black squares ; push White squares pull</text:p>
      <text:p text:style-name="P9">Notes are shown <text:span text:style-name="T1">not</text:span><text:span text:style-name="T2"> button numbers (e.g. F#)</text:span></text:p>
      <text:p text:style-name="P13">May have L or R underneath where not obvious.</text:p>
      <text:p text:style-name="P13"/>
      <text:p text:style-name="P5"><text:span text:style-name="T2">Best method yet (Kail) </text:span><text:span text:style-name="T4">BMYK</text:span></text:p>
      <text:p text:style-name="P22"/>
      <text:p text:style-name="P14">Has D or P over the top to indicate draw or push</text:p>
      <text:p text:style-name="P14">Buttons are numbered 1-10 on each side, a dot being appended for the left side.</text:p>
      <text:p text:style-name="P14">1-5 is the C Row</text:p>
      <text:p text:style-name="P14">6-10 is the G Row</text:p>
      <text:p text:style-name="P14"/>
      <text:p text:style-name="P25">Input format rules (General)</text:p>
      <text:p text:style-name="P25"/>
      <text:p text:style-name="P14">[P|D|+|-] &lt;Definition of chord&gt; &lt;Length&gt;</text:p>
      <text:p text:style-name="P14"/>
      <text:p text:style-name="P10"><text:span text:style-name="T2">P/- (pu</text:span><text:span text:style-name="T6">sh</text:span><text:span text:style-name="T2">) and D/</text:span><text:span text:style-name="T6">+</text:span><text:span text:style-name="T2"> (draw) are present for all. Direction is set until changes so does not have to be always specified </text:span><text:span text:style-name="T5">(referred to later as ‘sticky’)</text:span></text:p>
      <text:p text:style-name="P14"/>
      <text:p text:style-name="P27">Length is the standard o-.= coding with a quarterbeat result.</text:p>
      <text:p text:style-name="P30">Chord definition ; (Absolute Beginners)</text:p>
      <text:p text:style-name="P22"/>
      <text:list xml:id="list4291970003" text:style-name="L1">
        <text:list-item>
          <text:p text:style-name="P15">May begin with a B or W representing Push/Press or Draw respectively, as per the colour. This is sticky.</text:p>
        </text:list-item>
        <text:list-item>
          <text:p text:style-name="P15">Followed by a ‘#’ for the accidentals row or a G or C for the key rows. These are sticky like pull and draw.</text:p>
        </text:list-item>
        <text:list-item>
          <text:p text:style-name="P15">Followed by the 0-9 numbering – the only thing that is actually required.</text:p>
        </text:list-item>
        <text:list-item>
          <text:p text:style-name="P16">Chords can be done with multiple button definitions in square brackets.</text:p>
        </text:list-item>
        <text:list-item>
          <text:p text:style-name="P15">Followed by the note length in -=.o format</text:p>
        </text:list-item>
      </text:list>
      <text:p text:style-name="P14"/>
      <text:p text:style-name="P12"><text:span text:style-name="T7">Output format </text:span><text:span text:style-name="T8">(json)</text:span></text:p>
      <text:p text:style-name="P26"/>
      <text:p text:style-name="P28">{</text:p>
      <text:p text:style-name="P11"><text:span text:style-name="T3"><text:tab/>“</text:span><text:span text:style-name="T2">&lt;keys&gt;”:”&lt;values&gt;”,</text:span></text:p>
      <text:p text:style-name="P29"><text:tab/>“bars”: [</text:p>
      <text:p text:style-name="P29"><text:tab/><text:tab/>&lt;bar 1&gt;</text:p>
      <text:p text:style-name="P29"><text:tab/><text:tab/>&lt;bar 2&gt;</text:p>
      <text:p text:style-name="P29"><text:tab/>]</text:p>
      <text:p text:style-name="P29">}</text:p>
      <text:p text:style-name="P23"/>
      <text:p text:style-name="P17">+ or - <text:tab/><text:tab/>Push or draw</text:p>
      <text:p text:style-name="P18">nn (sequence)<text:tab/>Buttons 00-09 are the bottom row </text:p>
      <text:p text:style-name="P18"><text:tab/><text:tab/><text:tab/>l-r 10-19 are the middle row</text:p>
      <text:p text:style-name="P17"><text:tab/><text:tab/><text:tab/>20-29 are the top row.</text:p>
      <text:p text:style-name="P19">a-z <text:s/><text:tab/><text:tab/><text:tab/>Length of note played in semiquavers (a = 1 semiquaver)</text:p>
      <text:p text:style-name="P19"/>
      <text:p text:style-name="P24">Supported keys (other than bars)</text:p>
      <text:p text:style-name="P24"/>
      <text:p text:style-name="P20">beats <text:tab/><text:tab/>Beats per bar (4)</text:p>
      <text:p text:style-name="P20">tempo <text:tab/><text:tab/>Beats per minute (100)</text:p>
      <text:p text:style-name="P21">format <text:tab/><text:tab/>ABSM (not output, tells compiler what to do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8:01:53.809488381</meta:creation-date>
    <dc:date>2018-09-04T11:20:49.175266339</dc:date>
    <meta:editing-duration>PT59M14S</meta:editing-duration>
    <meta:editing-cycles>18</meta:editing-cycles>
    <meta:generator>LibreOffice/6.1.0.3$Linux_X86_64 LibreOffice_project/10$Build-3</meta:generator>
    <meta:document-statistic meta:table-count="0" meta:image-count="0" meta:object-count="0" meta:page-count="2" meta:paragraph-count="49" meta:word-count="381" meta:character-count="2040" meta:non-whitespace-character-count="1685"/>
  </office:meta>
</office:document-meta>
</file>